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96cm" svg:height="8.547cm" svg:x="0.004cm" svg:y="0.9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9-12T18:05:49.935664646</dc:date>
    <meta:editing-duration>PT5M29S</meta:editing-duration>
    <meta:editing-cycles>24</meta:editing-cycles>
    <meta:generator>LibreOffice/6.4.5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7cm" svg:height="8.548cm" xlink:href="." xlink:type="simple" chart:class="chart:scatter" chart:style-name="ch1">
        <chart:plot-area chart:style-name="ch2" chart:data-source-has-labels="both" svg:x="0.303cm" svg:y="0.17cm" svg:width="14.591cm" svg:height="8.208cm">
          <chartooo:coordinate-region svg:x="0.845cm" svg:y="0.369cm" svg:width="13.955cm" svg:height="7.81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375999700692914">
                <text:p>0.3759997006929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375999700692913">
                <text:p>-0.3759997006929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746069661494565">
                <text:p>-0.7460696614945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746069661494566">
                <text:p>-0.7460696614945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375999700692914">
                <text:p>-0.3759997006929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746069661494565">
                <text:p>0.7460696614945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746069661494566">
                <text:p>0.7460696614945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375999700692912">
                <text:p>0.3759997006929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.10218211923262E-015">
                <text:p>1.10218211923262E-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37599970069291">
                <text:p>-0.375999700692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746069661494564">
                <text:p>-0.7460696614945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746069661494567">
                <text:p>-0.7460696614945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375999700692912">
                <text:p>-0.3759997006929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.46957615897682E-015">
                <text:p>-1.46957615897682E-0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375999700692909">
                <text:p>0.3759997006929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2.99408018528482">
                <text:p>2.994080185284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746069661494567">
                <text:p>0.7460696614945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375999700692912">
                <text:p>0.3759997006929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1.83697019872103E-015">
                <text:p>1.83697019872103E-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375999700692909">
                <text:p>-0.3759997006929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746069661494564">
                <text:p>-0.7460696614945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1.10437365805404">
                <text:p>-1.104373658054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2.05364131778606">
                <text:p>-2.053641317786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2.99408018528482">
                <text:p>-2.994080185284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1.10437365805404">
                <text:p>-1.104373658054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746069661494562">
                <text:p>-0.7460696614945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375999700692913">
                <text:p>-0.3759997006929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2.20436423846524E-015">
                <text:p>-2.20436423846524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